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542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972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number-columns-repeated="2" table:style-name="Default" office:value-type="float" office:value="-71.4308695482565" calcext:value-type="float">
            <text:p>-71.43086954825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0392156862745" calcext:value-type="float">
            <text:p>58.03921568627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5.412284262471" calcext:value-type="float">
            <text:p>155.4122842624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.7024029574861" calcext:value-type="float">
            <text:p>20.70240295748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-115.493765518366" calcext:value-type="float">
            <text:p>-115.4937655183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9981515711645" calcext:value-type="float">
            <text:p>60.99815157116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-25.5753188762305" calcext:value-type="float">
            <text:p>-25.57531887623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8125" calcext:value-type="float">
            <text:p>57.81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-75.2420925994311" calcext:value-type="float">
            <text:p>-75.24209259943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2765957446809" calcext:value-type="float">
            <text:p>61.27659574468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6.134196748199" calcext:value-type="float">
            <text:p>36.1341967481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1274131274131" calcext:value-type="float">
            <text:p>63.12741312741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number-columns-repeated="2" table:style-name="Default" office:value-type="float" office:value="-808.483995610689" calcext:value-type="float">
            <text:p>-808.48399561068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6257928118393" calcext:value-type="float">
            <text:p>48.62579281183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204.320026824696" calcext:value-type="float">
            <text:p>204.3200268246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8.0961182994455" calcext:value-type="float">
            <text:p>28.096118299445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-93.5131161050423" calcext:value-type="float">
            <text:p>-93.51311610504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9.1312384473198" calcext:value-type="float">
            <text:p>69.13123844731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2.15948169712918" calcext:value-type="float">
            <text:p>2.159481697129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-19.9625698369264" calcext:value-type="float">
            <text:p>-19.96256983692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85308056872" calcext:value-type="float">
            <text:p>62.08530805687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-112.348018071317" calcext:value-type="float">
            <text:p>-112.3480180713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9756097560976" calcext:value-type="float">
            <text:p>60.975609756097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9.6218234828037" calcext:value-type="float">
            <text:p>29.62182348280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595547309833" calcext:value-type="float">
            <text:p>61.5955473098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number-columns-repeated="2" table:style-name="Default" office:value-type="float" office:value="-603.92354522665" calcext:value-type="float">
            <text:p>-603.923545226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1541950113379" calcext:value-type="float">
            <text:p>52.154195011337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29.302020743332" calcext:value-type="float">
            <text:p>129.3020207433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6321626617375" calcext:value-type="float">
            <text:p>38.632162661737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-51.5819091604698" calcext:value-type="float">
            <text:p>-51.58190916046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6.543438077634" calcext:value-type="float">
            <text:p>66.5434380776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3.94569820235064" calcext:value-type="float">
            <text:p>3.945698202350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-127.307514017481" calcext:value-type="float">
            <text:p>-127.3075140174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3305613305613" calcext:value-type="float">
            <text:p>61.33056133056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18.5612436702641" calcext:value-type="float">
            <text:p>18.56124367026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222222222222" calcext:value-type="float">
            <text:p>62.22222222222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number-columns-repeated="2" table:style-name="Default" office:value-type="float" office:value="-764.436782678638" calcext:value-type="float">
            <text:p>-764.4367826786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8067226890756" calcext:value-type="float">
            <text:p>41.806722689075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105.982376449755" calcext:value-type="float">
            <text:p>105.9823764497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9500924214418" calcext:value-type="float">
            <text:p>46.950092421441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.36979029917858" calcext:value-type="float">
            <text:p>1.369790299178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number-columns-repeated="2" table:style-name="Default" office:value-type="float" office:value="29.5282591052891" calcext:value-type="float">
            <text:p>29.52825910528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4444444444445" calcext:value-type="float">
            <text:p>62.44444444444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73.7748756160506" calcext:value-type="float">
            <text:p>-73.77487561605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309197651663" calcext:value-type="float">
            <text:p>62.23091976516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.44" calcext:value-type="float">
            <text:p>1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" calcext:value-type="float">
            <text:p>62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number-columns-repeated="2" table:style-name="Default" office:value-type="float" office:value="-1249.18822379853" calcext:value-type="float">
            <text:p>-1249.188223798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3.59375" calcext:value-type="float">
            <text:p>33.5937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118.422837641327" calcext:value-type="float">
            <text:p>118.4228376413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953789279113" calcext:value-type="float">
            <text:p>52.49537892791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7.8549484827521" calcext:value-type="float">
            <text:p>7.8549484827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0739371534196" calcext:value-type="float">
            <text:p>60.07393715341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.43514062396554" calcext:value-type="float">
            <text:p>2.435140623965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42.3394577660715" calcext:value-type="float">
            <text:p>42.33945776607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621621621622" calcext:value-type="float">
            <text:p>62.16216216216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-56.1586820711433" calcext:value-type="float">
            <text:p>-56.15868207114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3326959847036" calcext:value-type="float">
            <text:p>62.33269598470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16.666779760279" calcext:value-type="float">
            <text:p>116.6667797602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8838475499093" calcext:value-type="float">
            <text:p>63.88384754990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number-columns-repeated="2" table:style-name="Default" office:value-type="float" office:value="-959.697234763904" calcext:value-type="float">
            <text:p>-959.6972347639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2203023758099" calcext:value-type="float">
            <text:p>46.22030237580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41.8268956218061" calcext:value-type="float">
            <text:p>41.82689562180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8558225508318" calcext:value-type="float">
            <text:p>57.855822550831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3.9206772589221" calcext:value-type="float">
            <text:p>3.92067725892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2255083179298" calcext:value-type="float">
            <text:p>58.22550831792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1.52062687032833" calcext:value-type="float">
            <text:p>1.520626870328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76.6822751967836" calcext:value-type="float">
            <text:p>76.68227519678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7254901960784" calcext:value-type="float">
            <text:p>63.72549019607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-40.766059565945" calcext:value-type="float">
            <text:p>-40.7660595659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5235404896422" calcext:value-type="float">
            <text:p>62.52354048964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6.1370827584844" calcext:value-type="float">
            <text:p>56.13708275848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7323943661972" calcext:value-type="float">
            <text:p>63.73239436619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number-columns-repeated="2" table:style-name="Default" office:value-type="float" office:value="-576.510192605597" calcext:value-type="float">
            <text:p>-576.5101926055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2.2330097087379" calcext:value-type="float">
            <text:p>42.233009708737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19.9904696210437" calcext:value-type="float">
            <text:p>19.99046962104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8133086876155" calcext:value-type="float">
            <text:p>60.813308687615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75" calcext:value-type="float">
            <text:p>175</text:p>
          </table:table-cell>
          <table:table-cell table:number-columns-repeated="2" table:style-name="Default" office:value-type="float" office:value="22.4644682324193" calcext:value-type="float">
            <text:p>22.46446823241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1164510166359" calcext:value-type="float">
            <text:p>57.11645101663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-8.32207795014801" calcext:value-type="float">
            <text:p>-8.322077950148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84.5019279498492" calcext:value-type="float">
            <text:p>84.50192794984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4.3410852713178" calcext:value-type="float">
            <text:p>64.34108527131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number-columns-repeated="2" table:style-name="Default" office:value-type="float" office:value="-13.8574959850701" calcext:value-type="float">
            <text:p>-13.85749598507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5231910946197" calcext:value-type="float">
            <text:p>62.523191094619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4.3679333224974" calcext:value-type="float">
            <text:p>54.36793332249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3507853403141" calcext:value-type="float">
            <text:p>63.35078534031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number-columns-repeated="2" table:style-name="Default" office:value-type="float" office:value="-1029.75856165458" calcext:value-type="float">
            <text:p>-1029.758561654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8837675350701" calcext:value-type="float">
            <text:p>41.88376753507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45.2864097722827" calcext:value-type="float">
            <text:p>45.28640977228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072088724584" calcext:value-type="float">
            <text:p>62.10720887245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29.8285886513585" calcext:value-type="float">
            <text:p>29.82858865135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007393715342" calcext:value-type="float">
            <text:p>56.00739371534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-4.39750126514444" calcext:value-type="float">
            <text:p>-4.397501265144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57.7150201668216" calcext:value-type="float">
            <text:p>57.71502016682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4259259259259" calcext:value-type="float">
            <text:p>63.42592592592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4.024428423006" calcext:value-type="float">
            <text:p>64.024428423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621621621622" calcext:value-type="float">
            <text:p>62.16216216216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number-columns-repeated="2" table:style-name="Default" office:value-type="float" office:value="-831.215208936826" calcext:value-type="float">
            <text:p>-831.2152089368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1411530815109" calcext:value-type="float">
            <text:p>43.14115308151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19.055214804368" calcext:value-type="float">
            <text:p>19.0552148043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7134935304991" calcext:value-type="float">
            <text:p>54.713493530499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-6.41237329008983" calcext:value-type="float">
            <text:p>-6.412373290089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920517560074" calcext:value-type="float">
            <text:p>62.292051756007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106.015394011823" calcext:value-type="float">
            <text:p>106.0153940118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6.8478260869565" calcext:value-type="float">
            <text:p>66.84782608695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number-columns-repeated="2" table:style-name="Default" office:value-type="float" office:value="-4.11754050657986" calcext:value-type="float">
            <text:p>-4.117540506579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5688073394495" calcext:value-type="float">
            <text:p>62.56880733944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-14.5826531256046" calcext:value-type="float">
            <text:p>-14.58265312560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212121212121" calcext:value-type="float">
            <text:p>62.12121212121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number-columns-repeated="2" table:style-name="Default" office:value-type="float" office:value="-1476.66577120111" calcext:value-type="float">
            <text:p>-1476.665771201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.7574370709382" calcext:value-type="float">
            <text:p>37.75743707093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-19.633234874826" calcext:value-type="float">
            <text:p>-19.6332348748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0314232902033" calcext:value-type="float">
            <text:p>63.031423290203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0.763895624913002" calcext:value-type="float">
            <text:p>0.7638956249130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892791127542" calcext:value-type="float">
            <text:p>53.789279112754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24.0032816317931" calcext:value-type="float">
            <text:p>24.00328163179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8465804066543" calcext:value-type="float">
            <text:p>62.846580406654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113.788200668669" calcext:value-type="float">
            <text:p>113.7882006686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7.9389312977099" calcext:value-type="float">
            <text:p>67.93893129770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number-columns-repeated="2" table:style-name="Default" office:value-type="float" office:value="-25.6364057000566" calcext:value-type="float">
            <text:p>-25.63640570005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4542124542125" calcext:value-type="float">
            <text:p>62.45421245421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-67.5481225890441" calcext:value-type="float">
            <text:p>-67.54812258904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11475409836" calcext:value-type="float">
            <text:p>62.13114754098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number-columns-repeated="2" table:style-name="Default" office:value-type="float" office:value="-60.3741758363105" calcext:value-type="float">
            <text:p>-60.37417583631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5222024866785" calcext:value-type="float">
            <text:p>62.52220248667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240" calcext:value-type="float">
            <text:p>240</text:p>
          </table:table-cell>
          <table:table-cell table:number-columns-repeated="2" table:style-name="Default" office:value-type="float" office:value="27.8943967574128" calcext:value-type="float">
            <text:p>27.89439675741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0314232902033" calcext:value-type="float">
            <text:p>63.031423290203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128.747696614834" calcext:value-type="float">
            <text:p>128.7476966148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73.3333333333333" calcext:value-type="float">
            <text:p>73.333333333333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-32.6844306140053" calcext:value-type="float">
            <text:p>-32.68443061400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3400365630713" calcext:value-type="float">
            <text:p>62.34003656307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-43.406266717183" calcext:value-type="float">
            <text:p>-43.4062667171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6528925619835" calcext:value-type="float">
            <text:p>61.65289256198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number-columns-repeated="2" table:style-name="Default" office:value-type="float" office:value="-911.964068714303" calcext:value-type="float">
            <text:p>-911.9640687143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7.5694444444444" calcext:value-type="float">
            <text:p>47.56944444444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5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75.215058213403" calcext:value-type="float">
            <text:p>75.2150582134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-72.2241773675312" calcext:value-type="float">
            <text:p>-72.22417736753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76811594203" calcext:value-type="float">
            <text:p>62.13768115942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3"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-72.2241773675312" calcext:value-type="float">
            <text:p>-72.22417736753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76811594203" calcext:value-type="float">
            <text:p>62.13768115942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number-columns-repeated="2" table:style-name="Default" office:value-type="float" office:value="-2307.56841674294" calcext:value-type="float">
            <text:p>-2307.568416742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4.7286821705426" calcext:value-type="float">
            <text:p>14.72868217054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number-columns-repeated="2" table:style-name="Default" office:value-type="float" office:value="-1338.73016349716" calcext:value-type="float">
            <text:p>-1338.730163497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4.4" calcext:value-type="float">
            <text:p>34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number-columns-repeated="2" table:style-name="Default" office:value-type="float" office:value="-529.217743666078" calcext:value-type="float">
            <text:p>-529.2177436660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4.8692152917505" calcext:value-type="float">
            <text:p>44.86921529175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number-columns-repeated="2" table:style-name="Default" office:value-type="float" office:value="-601.277478856992" calcext:value-type="float">
            <text:p>-601.2774788569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number-columns-repeated="2" table:style-name="Default" office:value-type="float" office:value="-113.873179950083" calcext:value-type="float">
            <text:p>-113.8731799500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7572815533981" calcext:value-type="float">
            <text:p>54.75728155339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number-columns-repeated="2" table:style-name="Default" office:value-type="float" office:value="-301.380350254171" calcext:value-type="float">
            <text:p>-301.3803502541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0888030888031" calcext:value-type="float">
            <text:p>53.08880308880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number-columns-repeated="2" table:style-name="Default" office:value-type="float" office:value="-217.709206055903" calcext:value-type="float">
            <text:p>-217.7092060559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1151832460733" calcext:value-type="float">
            <text:p>58.11518324607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number-columns-repeated="2" table:style-name="Default" office:value-type="float" office:value="-335.238080467504" calcext:value-type="float">
            <text:p>-335.2380804675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971302428256" calcext:value-type="float">
            <text:p>52.09713024282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number-columns-repeated="2" table:style-name="Default" office:value-type="float" office:value="-407.409051695924" calcext:value-type="float">
            <text:p>-407.4090516959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7.3684210526316" calcext:value-type="float">
            <text:p>47.36842105263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number-columns-repeated="2" table:style-name="Default" office:value-type="float" office:value="-335.449428725219" calcext:value-type="float">
            <text:p>-335.4494287252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091684434968" calcext:value-type="float">
            <text:p>53.0916844349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number-columns-repeated="2" table:style-name="Default" office:value-type="float" office:value="-1591.7282968032" calcext:value-type="float">
            <text:p>-1591.72829680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2892057026477" calcext:value-type="float">
            <text:p>38.28920570264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number-columns-repeated="2" table:style-name="Default" office:value-type="float" office:value="-668.902353311636" calcext:value-type="float">
            <text:p>-668.9023533116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2118644067797" calcext:value-type="float">
            <text:p>50.21186440677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number-columns-repeated="2" table:style-name="Default" office:value-type="float" office:value="-1423.57295324309" calcext:value-type="float">
            <text:p>-1423.572953243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3.8085539714868" calcext:value-type="float">
            <text:p>33.80855397148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5:48:33.589851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16T16:21:32.493002514</dc:date>
    <meta:editing-duration>PT2H58M29S</meta:editing-duration>
    <meta:editing-cycles>24</meta:editing-cycles>
    <meta:generator>LibreOffice/6.4.7.2$Linux_X86_64 LibreOffice_project/40$Build-2</meta:generator>
    <meta:document-statistic meta:table-count="1" meta:cell-count="707" meta:object-count="0"/>
  </office:meta>
</office:document-meta>
</file>